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16d760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language="ru" fo:country="RU" officeooo:rsid="00156721" officeooo:paragraph-rsid="00156721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fo:language="ru" fo:country="RU" officeooo:rsid="0017882a" officeooo:paragraph-rsid="0017882a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6pt" fo:language="ru" fo:country="RU" officeooo:rsid="0016d760" officeooo:paragraph-rsid="0016d760" style:font-size-asian="14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5pt" fo:language="ru" fo:country="RU" officeooo:rsid="00156721" officeooo:paragraph-rsid="00156721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font-size="20pt" fo:language="ru" fo:country="RU" officeooo:rsid="00156721" officeooo:paragraph-rsid="00156721" style:font-size-asian="20pt" style:font-size-complex="20pt"/>
    </style:style>
    <style:style style:name="P7" style:family="paragraph" style:parent-style-name="Standard">
      <style:paragraph-properties fo:text-align="center" style:justify-single-word="false"/>
      <style:text-properties fo:font-size="16pt" fo:language="ru" fo:country="RU" officeooo:rsid="00294444" officeooo:paragraph-rsid="00294444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20a1c0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officeooo:rsid="0016d760" officeooo:paragraph-rsid="002f23b9" style:font-size-asian="10.5pt" style:font-size-complex="12pt"/>
    </style:style>
    <style:style style:name="T1" style:family="text">
      <style:text-properties officeooo:rsid="001984be"/>
    </style:style>
    <style:style style:name="T2" style:family="text">
      <style:text-properties officeooo:rsid="001990d2"/>
    </style:style>
    <style:style style:name="T3" style:family="text">
      <style:text-properties officeooo:rsid="001ac222"/>
    </style:style>
    <style:style style:name="T4" style:family="text">
      <style:text-properties officeooo:rsid="001990d2" style:font-size-asian="12pt"/>
    </style:style>
    <style:style style:name="T5" style:family="text">
      <style:text-properties officeooo:rsid="0020a1c0" style:font-size-asian="12pt"/>
    </style:style>
    <style:style style:name="T6" style:family="text">
      <style:text-properties officeooo:rsid="0026311b" style:font-size-asian="12pt"/>
    </style:style>
    <style:style style:name="T7" style:family="text">
      <style:text-properties officeooo:rsid="0026b090" style:font-size-asian="12pt"/>
    </style:style>
    <style:style style:name="T8" style:family="text">
      <style:text-properties officeooo:rsid="00287ad0" style:font-size-asian="12pt"/>
    </style:style>
    <style:style style:name="T9" style:family="text">
      <style:text-properties officeooo:rsid="002b3b62" style:font-size-asian="12pt"/>
    </style:style>
    <style:style style:name="T10" style:family="text">
      <style:text-properties officeooo:rsid="001ef3b3"/>
    </style:style>
    <style:style style:name="T11" style:family="text">
      <style:text-properties style:font-name="Liberation Serif" officeooo:rsid="00209c5d" style:font-name-asian="Liberation Serif" style:font-name-complex="Liberation Serif"/>
    </style:style>
    <style:style style:name="T12" style:family="text">
      <style:text-properties officeooo:rsid="00248a1f"/>
    </style:style>
    <style:style style:name="T13" style:family="text">
      <style:text-properties officeooo:rsid="002f23b9"/>
    </style:style>
    <style:style style:name="T14" style:family="text">
      <style:text-properties officeooo:rsid="002fbb24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Существует так называемый диапазон допустимых значений, к примеру у нас может быть переменная которая может равняться числу от -128 до 127. в протоколе <text:span text:style-name="T1">самое большое допустимое число </text:span><text:span text:style-name="T2">будет обозначаться как </text:span><text:bookmark-start text:name="__DdeLink__2_2319451315"/><text:bookmark-start text:name="__DdeLink__5_2319451315"/><text:span text:style-name="T2">UP</text:span><text:bookmark-end text:name="__DdeLink__2_2319451315"/><text:span text:style-name="T2">_LIMIT</text:span><text:bookmark-end text:name="__DdeLink__5_2319451315"/><text:span text:style-name="T2">, а самое маленькое допустимое число как DOWN_LIMIT.</text:span></text:p>
      <text:p text:style-name="P2"/>
      <text:p text:style-name="P6"><text:bookmark-start text:name="__DdeLink__62_3453889031"/><text:bookmark-start text:name="__DdeLink__68_3453889031"/>Операции с переменным и постоянным числом</text:p>
      <text:p text:style-name="P5"/>
      <text:p text:style-name="P4">сложение</text:p>
      <text:p text:style-name="P1"/>
      <text:p text:style-name="P8"><text:bookmark-start text:name="__DdeLink__115_1460788204"/>в выражении вида a + b <text:span text:style-name="T14">где</text:span> член «a» переменная, а член «b» <text:span text:style-name="T12">положительная</text:span> константа.<text:bookmark-end text:name="__DdeLink__115_1460788204"/> <text:bookmark-start text:name="__DdeLink__117_1460788204"/><text:span text:style-name="T3">В таком случае </text:span><text:span text:style-name="T10">должно соблюдаться </text:span><text:span text:style-name="T13">условие</text:span><text:bookmark-end text:name="__DdeLink__117_1460788204"/><text:span text:style-name="T10"> a </text:span><text:span text:style-name="T11">≤</text:span><text:span text:style-name="T3"> <text:s/></text:span><text:bookmark-start text:name="__DdeLink__56_3453889031"/><text:bookmark-start text:name="__DdeLink__2_2319451315 Copy 1"/><text:span text:style-name="T4">UP</text:span><text:bookmark-end text:name="__DdeLink__2_2319451315 Copy 1"/><text:span text:style-name="T4">_LIMIT - </text:span><text:span text:style-name="T5">b</text:span><text:bookmark-end text:name="__DdeLink__56_3453889031"/><text:span text:style-name="T5">, где выражение <text:s/></text:span><text:bookmark-start text:name="__DdeLink__2_2319451315 Copy 1 Copy 1"/><text:span text:style-name="T4">UP</text:span><text:bookmark-end text:name="__DdeLink__2_2319451315 Copy 1 Copy 1"/><text:span text:style-name="T4">_LIMIT </text:span><text:span text:style-name="T5">-</text:span><text:span text:style-name="T4"> </text:span><text:span text:style-name="T5">b должно быть заранее вычислено.</text:span><text:bookmark-end text:name="__DdeLink__62_3453889031"/><text:bookmark-end text:name="__DdeLink__68_3453889031"/><text:span text:style-name="T5"> </text:span><text:span text:style-name="T6">Если переменная «a» всегда есть отрицательное </text:span><text:span text:style-name="T7">число, то </text:span><text:span text:style-name="T8">проверка не требуется, можно смело складывать.</text:span><text:span text:style-name="T9"> </text:span></text:p>
      <text:p text:style-name="P8"><text:span text:style-name="T5"/></text:p>
      <text:p text:style-name="P7">Вычитание</text:p>
      <text:p text:style-name="P7"/>
      <text:p text:style-name="P9">в выражении вида a - b член «a» переменная, а член «b» <text:span text:style-name="T12">положительная</text:span> константа. <text:span text:style-name="T3">В таком случае </text:span><text:span text:style-name="T10">должно соблюдаться </text:span><text:span text:style-name="T13">условие </text:span><text:span text:style-name="T13"><draw:frame draw:style-name="fr1" draw:name="Object1" text:anchor-type="as-char" svg:y="-0.1492in" svg:width="0.3209in" svg:height="0.1854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3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4T18:03:27.485947113</meta:creation-date>
    <dc:date>2026-02-14T21:16:40.727207295</dc:date>
    <meta:editing-duration>PT1H14M39S</meta:editing-duration>
    <meta:editing-cycles>31</meta:editing-cycles>
    <meta:generator>LibreOffice/24.2.7.2$Linux_X86_64 LibreOffice_project/420$Build-2</meta:generator>
    <meta:document-statistic meta:table-count="0" meta:image-count="0" meta:object-count="1" meta:page-count="1" meta:paragraph-count="6" meta:word-count="116" meta:character-count="754" meta:non-whitespace-character-count="641"/>
  </office:meta>
</office:document-meta>
</file>

<file path=Object 1/content.xml><?xml version="1.0" encoding="utf-8"?>
<math xmlns="http://www.w3.org/1998/Math/MathML" display="block">
  <semantics>
    <mrow>
      <mi>a</mi>
      <mo stretchy="false">≥</mo>
      <mi>b</mi>
    </mrow>
    <annotation encoding="StarMath 5.0">a &gt;= b</annotation>
  </semantics>
</math>
</file>